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mk" fo:country="MK" fo:font-weight="bold" style:font-size-asian="18pt" style:font-weight-asian="bold" style:font-size-complex="18pt" style:font-weight-complex="bold"/>
    </style:style>
    <style:style style:name="P2" style:family="paragraph" style:parent-style-name="Standard" style:master-page-name="MP0">
      <style:paragraph-properties style:page-number="auto"/>
    </style:style>
    <style:style style:name="P3" style:family="paragraph" style:parent-style-name="Standard">
      <style:paragraph-properties fo:text-align="start" style:justify-single-word="false"/>
      <style:text-properties fo:font-size="18pt" fo:language="mk" fo:country="MK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gr1" style:family="graphic">
      <style:graphic-properties draw:textarea-vertical-align="bottom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tb6" form:apply-filter="true" form:command-type="table" form:control-implementation="ooo:com.sun.star.form.component.Form" office:target-frame="" xlink:href="" xlink:type="simple">
          <form:text form:name="tb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"/>
            </form:properties>
          </form:text>
          <form:text form:name="tb3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"/>
            </form:properties>
          </form:text>
          <form:text form:name="tb2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"/>
            </form:properties>
          </form:text>
          <form:text form:name="tb6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"/>
            </form:properties>
          </form:text>
          <form:text form:name="tb7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"/>
            </form:properties>
          </form:text>
          <form:text form:name="tb5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"/>
            </form:properties>
          </form:text>
          <form:text form:name="tb4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Потврда за редовност</text:p>
      <text:p text:style-name="P1"/>
      <text:p text:style-name="P3"><text:tab/><text:span text:style-name="T2"><draw:control text:anchor-type="as-char" svg:y="-0.2689in" draw:z-index="0" draw:name="tb1" draw:style-name="gr1" draw:text-style-name="P4" svg:width="1.9906in" svg:height="0.2969in" draw:control="control1"/></text:span><text:span text:style-name="T2"> </text:span><text:span text:style-name="T2"><draw:control text:anchor-type="as-char" svg:y="-0.2689in" draw:z-index="1" draw:name="tb1" draw:style-name="gr1" draw:text-style-name="P4" svg:width="2.0394in" svg:height="0.2969in" draw:control="control2"/></text:span><text:span text:style-name="T2"> </text:span><text:span text:style-name="T2"><draw:control text:anchor-type="as-char" svg:y="-0.2689in" draw:z-index="2" draw:name="tb1" draw:style-name="gr1" draw:text-style-name="P4" svg:width="1.9831in" svg:height="0.2969in" draw:control="control3"/></text:span><text:span text:style-name="T2">, роден/а на </text:span><text:span text:style-name="T2"><draw:control text:anchor-type="as-char" svg:y="-0.2689in" draw:z-index="6" draw:name="tb1" draw:style-name="gr1" draw:text-style-name="P4" svg:width="1.2713in" svg:height="0.2969in" draw:control="control7"/></text:span><text:span text:style-name="T2">, запишан/а на </text:span><text:span text:style-name="T2"><draw:control text:anchor-type="as-char" svg:y="-0.2689in" draw:z-index="3" draw:name="tb1" draw:style-name="gr1" draw:text-style-name="P4" svg:width="1.9906in" svg:height="0.2969in" draw:control="control4"/></text:span><text:span text:style-name="T2">, како ученик/ученичка во класот </text:span><text:span text:style-name="T2"><draw:control text:anchor-type="as-char" svg:y="-0.2689in" draw:z-index="4" draw:name="tb1" draw:style-name="gr1" draw:text-style-name="P4" svg:width="1.124in" svg:height="0.2969in" draw:control="control5"/></text:span><text:span text:style-name="T2"> во учебната </text:span><text:span text:style-name="T2"><draw:control text:anchor-type="as-char" svg:y="-0.2689in" draw:z-index="5" draw:name="tb1" draw:style-name="gr1" draw:text-style-name="P4" svg:width="1.1189in" svg:height="0.2969in" draw:control="control6"/></text:span><text:span text:style-name="T2"> година е редовен/на ученик/ученичка во ОСУ Мирко Милески – Кичево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_______________<text:tab/><text:tab/><text:tab/> <text:s text:c="5"/>М.П. <text:s text:c="18"/>_______________</text:p>
      <text:p text:style-name="P3"><text:s text:c="10"/><text:span text:style-name="T1">Датум</text:span> <text:s text:c="69"/><text:span text:style-name="T1">Директор/к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/>
    <meta:initial-creator>Filip Naumovski</meta:initial-creator>
    <meta:creation-date>2020-03-16T15:00:00Z</meta:creation-date>
    <dc:date>2020-07-16T00:53:28.11</dc:date>
    <meta:print-date>2020-07-15T20:43:00Z</meta:print-date>
    <meta:editing-cycles>15</meta:editing-cycles>
    <meta:editing-duration>PT1H19M5S</meta:editing-duration>
    <meta:document-statistic meta:table-count="0" meta:image-count="0" meta:object-count="0" meta:page-count="1" meta:paragraph-count="4" meta:word-count="31" meta:character-count="329"/>
    <meta:template xlink:type="simple" xlink:actuate="onRequest" xlink:title="" xlink:href="Normal.dotm"/>
  </office:meta>
</office:document-meta>
</file>